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)</text:p>
          </table:table-cell>
          <table:table-cell table:style-name="ce3" office:value-type="string">
            <text:p>Other</text:p>
            <text:p/>
            <text:p>(MATT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Sound</text:p>
            <text:p/>
            <text:p>(JEFF)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(First week of sept meeting)</text:p>
          </table:table-cell>
          <table:table-cell table:style-name="ce8" office:value-type="string">
            <text:p>info button font design to be a blend of Will's 2 images.</text:p>
          </table:table-cell>
          <table:table-cell table:style-name="ce8" office:value-type="string">
            <text:p>Implement button to cycle between facts / map / scale charts when clicked.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Implement all game sounds.</text:p>
            <text:p/>
            <text:p><text:span text:style-name="T1">75%</text:span>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Add RBI logo to start of app after it says made by unity.</text:p>
          </table:table-cell>
          <table:table-cell table:style-name="ce8" office:value-type="string">
            <text:p>Fix buttons in game are too far off to side.</text:p>
          </table:table-cell>
          <table:table-cell table:style-name="ce8" office:value-type="string">
            <text:p>Implement locked cards to replace the extra 4 cards bug.</text:p>
          </table:table-cell>
          <table:table-cell table:style-name="ce8" office:value-type="string">
            <text:p>Add credits page in main settings menu</text:p>
          </table:table-cell>
          <table:table-cell table:style-name="Default"/>
          <table:table-cell table:style-name="ce14" office:value-type="string">
            <text:p>Fix antelope mislabled (may be related to duplicating).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Create lock art for cards.</text:p>
          </table:table-cell>
          <table:table-cell table:style-name="ce13" office:value-type="string">
            <text:p>Set antelopes to be the correct size.</text:p>
          </table:table-cell>
          <table:table-cell table:style-name="ce8" office:value-type="string">
            <text:p>Lioness stays after turning over bug</text:p>
          </table:table-cell>
          <table:table-cell table:style-name="Default"/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Create scale chart design.</text:p>
          </table:table-cell>
          <table:table-cell table:style-name="ce9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8" office:value-type="string">
            <text:p>Lioness match wins game instead of losing</text:p>
          </table:table-cell>
          <table:table-cell table:style-name="Default"/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ce8" office:value-type="string">
            <text:p>Make fact and chart images for Jeff.</text:p>
          </table:table-cell>
          <table:table-cell table:style-name="Default"/>
          <table:table-cell table:style-name="ce9" office:value-type="string">
            <text:p>Add quit for pc build to main settings menu</text:p>
          </table:table-cell>
          <table:table-cell table:style-name="Default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Default" table:number-columns-repeated="2"/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/>
          <table:table-cell table:style-name="Default" table:number-columns-repeated="2"/>
          <table:table-cell table:style-name="ce4"/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4" office:value-type="string">
            <text:p>Add a new difficulty mode, "Baby"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1" table:number-columns-repeated="5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Have the "Level script" for lioness be absolute probability rather than based on conservation status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alignment of info menu last column of cards(It has more empty space than the other columns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back button from playing sound instead of going to previous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Disable antelope name getting spoken again when going to new antelope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main settings menu with audio options: voices, music, sfx. 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another card def list just for lioness. 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Prevent long name from being clipped, like slender horned gazelle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1" table:number-columns-repeated="5"/>
          <table:table-cell table:style-name="ce15" office:value-type="string">
            <text:p>PC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style-name="ce16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style-name="ce16" office:value-type="string">
            <text:p>Card Def <text:s/>"Never Skip" bug. <text:s/>If lioness is lower in the list, the first antelopes in the list are always still picked instead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Matching Lioness(Clicking on 2 lioness) causes the player to imediately lose the match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27">
            <text:p>08/27/18</text:p>
          </table:table-cell>
          <table:table-cell table:style-name="ce11" table:number-columns-repeated="5"/>
          <table:table-cell table:style-name="ce15" office:value-type="string">
            <text:p>Replace the layout of the current info page to be like the "InfoPage_DayB.jpg" concept (\CardMatchingGame\DesignDocuments\Concepts\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/>
          <table:table-cell table:style-name="ce16" office:value-type="string">
            <text:p>Instead of male and female cards, just have one to select on the main info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/>
          <table:table-cell table:style-name="ce16" office:value-type="string">
            <text:p>Slow down the antelope mismatch wait time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>
          <table:table-cell table:style-name="ce5" office:value-type="date" office:date-value="2018-09-03">
            <text:p>09/03/18</text:p>
          </table:table-cell>
          <table:table-cell table:style-name="ce11" table:number-columns-repeated="5"/>
          <table:table-cell table:style-name="ce15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 table:number-columns-repeated="2"/>
          <table:table-cell table:style-name="ce16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 table:number-columns-repeated="2"/>
          <table:table-cell table:style-name="ce16" office:value-type="string">
            <text:p>Replace gender icons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16" office:value-type="string">
            <text:p>Adjust info sheet to look better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9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2M28S</meta:editing-duration>
    <meta:editing-cycles>65</meta:editing-cycles>
    <meta:generator>OpenOffice/4.1.3$Win32 OpenOffice.org_project/413m1$Build-9783</meta:generator>
    <dc:date>2018-09-03T19:08:24.52</dc:date>
    <dc:creator>Matt Hunter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